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Verdana" svg:font-family="Verdana, Arial, Tahoma, Calibri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я1" style:family="table">
      <style:table-properties style:width="17cm" table:align="margins" fo:background-color="transparent">
        <style:background-image/>
      </style:table-properties>
    </style:style>
    <style:style style:name="Таблиця1.A" style:family="table-column">
      <style:table-column-properties style:column-width="17cm" style:rel-column-width="65535*"/>
    </style:style>
    <style:style style:name="Таблиця1.1" style:family="table-row">
      <style:table-row-properties fo:background-color="transparent">
        <style:background-image/>
      </style:table-row-properties>
    </style:style>
    <style:style style:name="Таблиця1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paragraph-rsid="001a8be4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8pt" fo:font-weight="bold" officeooo:paragraph-rsid="001a7d3c" fo:background-color="#ffff00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8pt" fo:font-weight="bold" officeooo:paragraph-rsid="001a8be4" fo:background-color="#ffff00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1a7d3c"/>
    </style:style>
    <style:style style:name="P8" style:family="paragraph" style:parent-style-name="Standard">
      <style:text-properties officeooo:rsid="001a7d3c" officeooo:paragraph-rsid="001a7d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7d3c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a7d3c"/>
    </style:style>
    <style:style style:name="T5" style:family="text">
      <style:text-properties officeooo:rsid="001a8b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Инструкция по подключению <text:span text:style-name="T5">внешнего видеоадаптера (CGA/EGA/VGA)</text:span> к <text:span text:style-name="T5">компьютеру “</text:span>Поиск-1”</text:h>
      <text:p text:style-name="Standard"/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5"><text:span text:style-name="T3">!!! Внимание !!!</text:span> </text:p>
            <text:p text:style-name="P5"><text:span text:style-name="T3">данные модификации разработаны для материнской платы поздней ревизии (процессор посредине, на плате две микросхемы РТ5), для ранней ревизии они не подойдут!!!</text:span></text:p>
          </table:table-cell>
        </table:table-row>
      </table:table>
      <text:p text:style-name="P4"><text:span text:style-name="T3"/></text:p>
      <text:p text:style-name="P6"/>
      <text:p text:style-name="Standard">1. <text:span text:style-name="T4">П</text:span>рошиваем <text:span text:style-name="T4">ПЗУ BIOS</text:span> <text:span text:style-name="T4">(</text:span>27<text:span text:style-name="T4">c</text:span>64<text:span text:style-name="T4">)</text:span> </text:p>
      <text:p text:style-name="Standard"/>
      <text:p text:style-name="P7">2. <text:span text:style-name="T4">П</text:span>рошиваем D7 <text:span text:style-name="T4">(</text:span>556РТ5 <text:span text:style-name="T4">или </text:span>2203)</text:p>
      <text:p text:style-name="Standard"/>
      <text:p text:style-name="Standard">3. Прошиваем D6 <text:span text:style-name="T4">(</text:span>556РТ4 <text:span text:style-name="T4">или </text:span>2208). <text:span text:style-name="T2">Внимание!!!</text:span><text:span text:style-name="T4"> Версии прошивки разные, для ОЗУ </text:span>в 128КБ <text:span text:style-name="T4">и </text:span>512КБ !!! <text:span text:style-name="T4">Выбираем правильный бинарник!!!</text:span></text:p>
      <text:p text:style-name="Standard"/>
      <text:p text:style-name="P8">4. Старые МС демонтируем (аккуратно, чтобы сохранить содержимое, или по-варварски, если пофик)</text:p>
      <text:p text:style-name="Standard"/>
      <text:p text:style-name="P8">5. Впаиваем панельки (!), устанавливаем свежепрошитые</text:p>
      <text:p text:style-name="Standard"/>
      <text:p text:style-name="Standard"><text:span text:style-name="T4">6. Паяем</text:span> переходник СНП-<text:span text:style-name="T4">то</text:span>-ISA. <text:span text:style-name="T4">Или напаиваем СНП на VGA (что есть злейшее варварство!)</text:span></text:p>
      <text:p text:style-name="Standard"/>
      <text:p text:style-name="Standard"><text:span text:style-name="T4">7</text:span>. <text:span text:style-name="T4">Вставляем (возможно, п</text:span>одбираем<text:span text:style-name="T4">)</text:span> <text:span text:style-name="T4">адаптер </text:span>CGA/EGA/VGA <text:span text:style-name="T4">(работают </text:span>EGA на чипе G2 GC201-PC, VGA <text:span text:style-name="T4">—</text:span> CirrusLogic 5401, <text:span text:style-name="T4">не </text:span>работают Trident 9000b/c/i<text:span text:style-name="T4">).</text:span></text:p>
      <text:p text:style-name="Standard"/>
      <text:p text:style-name="P7"><text:span text:style-name="T4">8</text:span>. Замен<text:span text:style-name="T4">яем</text:span> процессор на NEC V20! <text:span text:style-name="T4">Это обязательно, потому, что</text:span> дает прирост производительности в 15%, <text:span text:style-name="T4">а еще</text:span> VGA-<text:span text:style-name="T4">BIOS</text:span> отлично с ним работает (без дефектов изображения). <text:span text:style-name="T4">Этим не пренебрегать, ибо р</text:span>абота <text:span text:style-name="T4">на</text:span> VGA <text:span text:style-name="T4">тормозит CPU ощутимее</text:span>, чем, <text:span text:style-name="T4">например,</text:span> в CGA. <text:span text:style-name="T4">А ведь нам не нужны</text:span> <text:span text:style-name="T4">тормозные</text:span> игры, <text:span text:style-name="T4">не для того напрягались!</text:span></text:p>
      <text:p text:style-name="P7"/>
      <text:p text:style-name="P7"><text:span text:style-name="T4">ЗЫ: </text:span>После этих модификаций 32КБ памяти материнской платы, которые ранее использовал встроенный CGA адаптер, становятся <text:span text:style-name="T4">частью пользовательского ОЗУ</text:span>. Но если подключ<text:span text:style-name="T4">ен</text:span> <text:span text:style-name="T1">расширитель памяти В109</text:span>, то 32КБ <text:span text:style-name="T4">откусят у него, что зря и моветон</text:span>. <text:span text:style-name="T4">Чтобы пресечь порочную практику в корне, и</text:span> иметь полные 640КБ (а не <text:span text:style-name="T4">жалких </text:span>608 КБ), то <text:span text:style-name="T4">перешиваем заодно</text:span> РТ4 расширителя. <text:span text:style-name="T4">Только B109!!!</text:span></text:p>
      <text:p text:style-name="P7"/>
      <text:p text:style-name="P7"/>
      <text:h text:style-name="P1" text:outline-level="1">О переходнике (необязательно, но познавательно)</text:h>
      <text:p text:style-name="P8"/>
      <text:p text:style-name="P8"/>
      <text:p text:style-name="Standard"/>
      <text:p text:style-name="P3">Вариант переходника поиск-1 -&gt; isa-8.</text:p>
      <text:p text:style-name="P3"/>
      <text:p text:style-name="Standard">В предыдущих частях краткого описания системного модуля приводились</text:p>
      <text:p text:style-name="Standard">некоторые отличия от оригинального РС-ХТ. Это касается и того, что</text:p>
      <text:p text:style-name="Standard">в первоначальном варианте не предусматривалось подключение ориги-</text:p>
      <text:p text:style-name="Standard">нальных плат расширений. Несмотря даже на большее количество пинов</text:p>
      <text:p text:style-name="Standard">на разъёмах, отсутствуют некоторые сигналы, а некоторые используют-</text:p>
      <text:p text:style-name="Standard">ся иначе. Рассмотрим отличия необходимые для isa-8.</text:p>
      <text:p text:style-name="Standard">1. Инвертирован сигнал системного сброса.</text:p>
      <text:p text:style-name="Standard">2. Инвертирован сигнал строба адреса.</text:p>
      <text:p text:style-name="Standard">3. Частота сигнала осциллятора не соответствует необходимому.</text:p>
      <text:p text:style-name="Standard">4. Не выведен тактовый сигнал процессора.</text:p>
      <text:p text:style-name="Standard">5. Нет сигнала регенерации памяти.</text:p>
      <text:p text:style-name="Standard">6. Нет входа для сигнала ошибки шины.</text:p>
      <text:p text:style-name="Standard">7. Нет входа укорочения цикла шины.</text:p>
      <text:p text:style-name="Standard">8. нет входа для IRQ6</text:p>
      <text:p text:style-name="Standard">9. Нет источника -5 вольт.</text:p>
      <text:p text:style-name="Standard">10. Нет аппаратуры прямого доступа к шине и соответственно всех</text:p>
      <text:p text:style-name="Standard">этому принадлежащих сигналов.</text:p>
      <text:p text:style-name="Standard">Достаточно много, но не всё так плохо. В предлагаемом переходнике</text:p>
      <text:p text:style-name="Standard">большинство проблем решено и может предлагаться как вариант.</text:p>
      <text:p text:style-name="Standard">Нужные сигналы инвертированы, осциллятор на стандартную частоту</text:p>
      <text:p text:style-name="Standard">реализован, минус 5 вольт стабилизируется из минус 12-ти вольт.</text:p>
      <text:p text:style-name="Standard">Сигнал ошибки шины и укорочения цикла не используется - вряд ли</text:p>
      <text:p text:style-name="Standard">при этом могут возникнуть проблемы. Сигнал регенерации показывает</text:p>
      <text:p text:style-name="Standard">его отсутствие в системе. При подключении внешней памяти, его</text:p>
      <text:p text:style-name="Standard">контроллер должен сам об этом заботиться, а так изначально и за-</text:p>
      <text:p text:style-name="Standard">думывалось в поиске. Обращение внешнего модуля к аппаратуре пря-</text:p>
      <text:p text:style-name="Standard">мого доступа приведёт к зависанию модуля (бесконечному ожиданию).</text:p>
      <text:p text:style-name="Standard">При установке таких плат необходимо переводить их в режим прог-</text:p>
      <text:p text:style-name="Standard">раммного обмена. Сигнал IRQ6 можно перенести на какой-нибудь дру-</text:p>
      <text:p text:style-name="Standard">гой из имеющихся. Схема переходника приведена в файле S901, а</text:p>
      <text:p text:style-name="Standard">сама плата в К901. Устанавливаться должен в самое левое гнездо</text:p>
      <text:p text:style-name="Standard">расширения. Чтобы не терять само гнездо на нём установлен дубли-</text:p>
      <text:p text:style-name="Standard">рующий разъём в который может вставляться родной модуль, предназ-</text:p>
      <text:p text:style-name="Standard">наченный для этого гнезда, но уже не вертикально, а лёжа влево.</text:p>
      <text:p text:style-name="Standard">Плата ISA также лёжа устанавливается поверх него лицевой стороной</text:p>
      <text:p text:style-name="Standard">вверх выходными разъёмами назад (как и у родных модулей поиска).</text:p>
      <text:p text:style-name="Standard">Вставлять можно как 8-ми разрядную, так и 16-ти разрядную плату,</text:p>
      <text:p text:style-name="Standard">позволяющую 8-и разрядный обмен. Не подойдут слишком длинные</text:p>
      <text:p text:style-name="Standard">платы, перекрывающие клавиатуру.</text:p>
      <text:p text:style-name="Standard">В поиске левый разъём отличается от остальных тем, что контакт</text:p>
      <text:p text:style-name="Standard">А5 подключён к общему проводу, а у остальных свободен. Похоже</text:p>
      <text:p text:style-name="Standard">это сделано для автоматического определения положения модуля,</text:p>
      <text:p text:style-name="Standard">например два одинаковых модуля памяти могут конфигурироваться на</text:p>
      <text:p text:style-name="Standard">разные области памяти без вскрытия и переустановки перемычек.</text:p>
      <text:p text:style-name="Standard"><text:soft-page-break/>Поэтому на дублирующем разъёме этот контакт подсоединён также на</text:p>
      <text:p text:style-name="Standard">массу. На системном разъёме придётся перерезать дорожку и под-</text:p>
      <text:p text:style-name="Standard">паивать к этому контакту тактовый сигнал процессора в случае та-</text:p>
      <text:p text:style-name="Standard">кой необходимости. Однако этот сигнал используется достаточно</text:p>
      <text:p text:style-name="Standard">редко. Дублирующий разъём нужно устанавливать через прокладку</text:p>
      <text:p text:style-name="Standard">толщиной 3 мм, чтобы вставленный модуль не упирался в микросхему</text:p>
      <text:p text:style-name="Standard">и кварц. Эта прокладка по длине также должна быть длиннее разъё-</text:p>
      <text:p text:style-name="Standard">ма с каждой стороны на 5-6 мм, это будет ужесточать плату пере-</text:p>
      <text:p text:style-name="Standard">ходника при закреплении модуля винтами. На самом переходнике</text:p>
      <text:p text:style-name="Standard">также есть отверстия для кронштейнов, с помощью которых его можно</text:p>
      <text:p text:style-name="Standard">закреплять винтами к системному блоку. Также можно изготовить за-</text:p>
      <text:p text:style-name="Standard">щитный чехол на него и ISA плату, закрепив на стойках.</text:p>
      <text:p text:style-name="Standard">Топология позволяет изготовить плату методом ЛУТ. Перед сборкой</text:p>
      <text:p text:style-name="Standard">вначале необходимо запаять все перемычки, затем установить сис-</text:p>
      <text:p text:style-name="Standard">темный разъём и запаять контакты с лицевой стороны, которые дол-</text:p>
      <text:p text:style-name="Standard">жны быть проходными, иначе потом сделать это будет трудно.</text:p>
      <text:p text:style-name="Standard">Затем устанавливать детали, которые также требуют запайки сверху.</text:p>
      <text:p text:style-name="Standard">Если необходимо микросхему установить в панельку, то применять</text:p>
      <text:p text:style-name="Standard">нужно цанговую. Такая панелька позволяет пропайку сверху паяль-</text:p>
      <text:p text:style-name="Standard">ником с тонким жалом. Стабилизатор -5в можно не устанавливать,</text:p>
      <text:p text:style-name="Standard">если не будут использоваться платы с такой необходимостью. Не</text:p>
      <text:p text:style-name="Standard">рекомендую также подключать и +/-12в, если нет такой необходи-</text:p>
      <text:p text:style-name="Standard">мости, для этого предусмотрены перемычки, а если модуль питается</text:p>
      <text:p text:style-name="Standard">от одного источника +5в, то и не нужно вообще.</text:p>
      <text:p text:style-name="Standard">Подключение 8-и разрядной ISA платы обычно проблем не вызывает,</text:p>
      <text:p text:style-name="Standard">нужно только позаботиться о её программной поддержке либо в BIOS,</text:p>
      <text:p text:style-name="Standard">либо дополнительным драйвером и учесть ограничения. Если адреса</text:p>
      <text:p text:style-name="Standard">портов могут совпасть с адресами, используемыми в системном блоке,</text:p>
      <text:p text:style-name="Standard">необходимо решать вопрос с переназначением адресов и перепрошив-</text:p>
      <text:p text:style-name="Standard">кой D12 и D16, при этом учитывая также и сигнал BSEL, изолирующий</text:p>
      <text:p text:style-name="Standard">обращения на шину расширения, к примеру запись может производиться</text:p>
      <text:p text:style-name="Standard">по одному и тому же адресу на обоих шинах, а чтение приведёт к</text:p>
      <text:p text:style-name="Standard">конфликту. Некоторые 16-и разрядные VGA видеокарты могут работать</text:p>
      <text:p text:style-name="Standard">и на 8-и разрядной шине, например Trident. При этом некоторые тре-</text:p>
      <text:p text:style-name="Standard">буют конфигурирования джамперами, а некоторые адаптируются авто-</text:p>
      <text:p text:style-name="Standard">матически. Могут иметься перключатели, которые необходимо коррект-</text:p>
      <text:p text:style-name="Standard">но выставить. Некоторые платы используют сигнал осциллятора, в</text:p>
      <text:p text:style-name="Standard">этом случае он на переходнике обязан быть. Если ситемный блок пи-</text:p>
      <text:p text:style-name="Standard">тается от одного источника +5 в., а некоторые VGA адаптеры тре-</text:p>
      <text:p text:style-name="Standard">буют ещё и +12 в., и -12 в., то их следует доработать. Обычно +12 в.</text:p>
      <text:p text:style-name="Standard">поступает на вывод PR старых пзу с уф. стиранием. Этот вывод без</text:p>
      <text:p text:style-name="Standard">проблем можно подключить к +5 в. На выходе графических карт VGA</text:p>
      <text:p text:style-name="Standard">стоит т.н. RAM-DAC, образующий аналоговый сигнал из цифрового пото-</text:p>
      <text:p text:style-name="Standard">ка. Для его корректной работы необходим опорный источник тока, об-</text:p>
      <text:p text:style-name="Standard">разующий на стандартной нагрузке (обычно 75 или 150 ом), стандарт-</text:p>
      <text:p text:style-name="Standard">ный размах напряжения. Для этого у этих микросхем имеется специ-</text:p>
      <text:p text:style-name="Standard">альный вывод, на который, в зависимости от принципа внутренней</text:p>
      <text:p text:style-name="Standard">реализации, необходимо подавать либо опорное напряжение, либо ток.</text:p>
      <text:p text:style-name="Standard">У плат с микросхемой, которой необходимо опорное напряжение, до-</text:p>
      <text:p text:style-name="Standard">полнительный источник не нужен. Для плат с мс., требующих опорный</text:p>
      <text:p text:style-name="Standard">ток, дополнительно требуется источник с уровнем ниже общего по-</text:p>
      <text:p text:style-name="Standard">тенциала (обычно -12 в.). Очень распространена схема, создающая</text:p>
      <text:p text:style-name="Standard"><text:soft-page-break/>этот ток, приведённая в круглой врезке на листе S901. Необходимо</text:p>
      <text:p text:style-name="Standard">будет найти резистор RC, выпаять его, заменить на номинал 75 ом,</text:p>
      <text:p text:style-name="Standard">впаять только один его конец в верхний по схеме проводник, дру-</text:p>
      <text:p text:style-name="Standard">гой же конец, возможно дополнительным проводником, соединить с</text:p>
      <text:p text:style-name="Standard">общим проводником на плате. Таким образом можно избавиться от</text:p>
      <text:p text:style-name="Standard">необходимости иметь источник -12 в. Если есть возможность, видео-</text:p>
      <text:p text:style-name="Standard">карту, после всех манипуляций, проверить в исправном компьютере</text:p>
      <text:p text:style-name="Standard">с ISA шиной, исключив контактирование старшей части разъёма ISA.</text:p>
      <text:p text:style-name="Standard">Работающая карта наверняка будет работать и в поиске. Родной</text:p>
      <text:p text:style-name="Standard">адаптер поиска можно отключить, перепрограммировав D12 и D16,</text:p>
      <text:p text:style-name="Standard">или перевести его работу в другие адреса. В этом случае необходи-</text:p>
      <text:p text:style-name="Standard">мо будет также перепрограммировать и BIOS поиска. На VGA карте</text:p>
      <text:p text:style-name="Standard">имеется свой BIOS и BIOS поиска по идее должен будет его найти,</text:p>
      <text:p text:style-name="Standard">однако и здесь есть нюансы. VGA-BIOS по обыкновению имеет две</text:p>
      <text:p text:style-name="Standard">точки входа, для инициализации и установки (int 10). В первом</text:p>
      <text:p text:style-name="Standard">случае может индицировать заставку на экране. Чтобы эта заставка</text:p>
      <text:p text:style-name="Standard">появлялась раньше заставки поиска и не затирала его, нужно выпол-</text:p>
      <text:p text:style-name="Standard">нить поиск внешних BIOS раньше заставки поиска. Затем, после ус-</text:p>
      <text:p text:style-name="Standard">тановки BIOS поиска, вызвать поиски внешнего BIOS ещё раз, кото-</text:p>
      <text:p text:style-name="Standard">рый теперь корректно перенесёт обращение к внутреннему адаптеру,</text:p>
      <text:p text:style-name="Standard">а свой установит как основной. Не уверен, что так реализованы</text:p>
      <text:p text:style-name="Standard">все BIOS поиска, во всяком случае на рассматриваемом так не было</text:p>
      <text:p text:style-name="Standard">и пришлось дорабатывать. В BIOS не всех карт имеется русифициро-</text:p>
      <text:p text:style-name="Standard">ванный знакогенератор, поэтому перед заставкой BIOS поиска сле-</text:p>
      <text:p text:style-name="Standard">дует загрузить кириллический шрифт, если заставка на кириллице.</text:p>
      <text:p text:style-name="Standard">Можно и заранее перепрограммировать BIOS карты, обычно это воз-</text:p>
      <text:p text:style-name="Standard">можно. Если предполагается работа в DOS, то для этого есть все-</text:p>
      <text:p text:style-name="Standard">возможные драйвера, изменяющие шрифт.</text:p>
      <text:p text:style-name="Standard">В заключение можно добавить, что кроме совместимости это мало</text:p>
      <text:p text:style-name="Standard">что принесёт, такая видеокарта с такими возможностями, но на та-</text:p>
      <text:p text:style-name="Standard">ком медленном устройстве... разве что качество изображения нес-</text:p>
      <text:p text:style-name="Standard">равненно лучше.</text:p>
      <text:p text:style-name="Standard">Приведённый вариант не является исключительным, возможны и дру-</text:p>
      <text:p text:style-name="Standard">гие. В принципе можно обеспечить и работу карт, имеющих 16-ти</text:p>
      <text:p text:style-name="Standard">разрядную организацию обмена.</text:p>
      <text:p text:style-name="Standard">Возможно чуть позже, по мере подготовки документации будут и дру-</text:p>
      <text:p text:style-name="Standard">гие доработк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Verdana" svg:font-family="Verdana, Arial, Tahoma, Calibri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8T14:20:40.493000000</dc:date>
    <meta:editing-duration>PT10M15S</meta:editing-duration>
    <meta:editing-cycles>1</meta:editing-cycles>
    <meta:document-statistic meta:table-count="1" meta:image-count="0" meta:object-count="0" meta:page-count="4" meta:paragraph-count="147" meta:word-count="1396" meta:character-count="9536" meta:non-whitespace-character-count="8284"/>
    <meta:generator>LibreOffice/7.1.1.2$Windows_X86_64 LibreOffice_project/fe0b08f4af1bacafe4c7ecc87ce55bb426164676</meta:generator>
  </office:meta>
</office:document-meta>
</file>